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ationContextImpl.getInstall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getClassPath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getComponen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setContext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getInstallRootAs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InstallationContextImpl( Component descrip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stallationContextImpl.setInstall( boolean inst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getSharedLibra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setClassPathElements( List classPathElemen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stallationContextImpl.getComponen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is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getSharedLibraries( SharedLibraryList [ ] sharedLibrar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tallationContextImpl.is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is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getInstallationDescriptorExten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llationContextImpl.setInstallRoot( File install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ContextImpl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